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bhtracks.f is an f77 code to plot evolutionary tracks for primordial black holes in the (cosmic temperature, PBH temperature) plane. It uses pgplot which is widely available, but could be linked to other plotting libraries via its ascii output file, fort.11.</text:p>
      <text:p text:style-name="Standard"/>
      <text:p text:style-name="Standard">Two data statements specify ten masses which are to be tracked. The nomenclature is m7 = a 10^-7 solar mass PBH; M5 is a 10^5 solar mass PBH.</text:p>
      <text:p text:style-name="Standard"/>
      <text:p text:style-name="Standard">PBH mass loss follows Mosbech and Picker arxiv.org/pdf/2203.05743 (subroutine alf).</text:p>
      <text:p text:style-name="Standard">Temperatures of PBH are their Hawking temperatures. Masses are followed in the array xm(i,m), where i is the time index and m the mass index. Log solar masses are stored in this array.. </text:p>
      <text:p text:style-name="Standard"/>
      <text:p text:style-name="Standard">The code consists of two loops, an internal one which takes time steps and an external one over masses. As time progresses PBH cross matter radiation equality (around z=3400 according to Planck) and matter dark-energy equality around z=1. The Friedman equation transitions abruptly at these junctures, and this is OK for the purposes of plotting, but not accurate for other physical purposes.</text:p>
      <text:p text:style-name="Standard"/>
      <text:p text:style-name="Standard">Axes are labelled to show important times, such as the surface of last scattering of the CMB, galaxy formation at 10^8 years, and the present time (2.7K=T). (subroutine label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mould</meta:initial-creator>
    <meta:creation-date>2024-11-07T12:04:02.24</meta:creation-date>
    <dc:date>2024-11-07T12:23:16.33</dc:date>
    <dc:creator>jeremy mould</dc:creator>
    <meta:editing-duration>PT19M14S</meta:editing-duration>
    <meta:editing-cycles>2</meta:editing-cycles>
    <meta:generator>OpenOffice/4.1.14$Win32 OpenOffice.org_project/4114m1$Build-9811</meta:generator>
    <meta:document-statistic meta:table-count="0" meta:image-count="0" meta:object-count="0" meta:page-count="1" meta:paragraph-count="6" meta:word-count="203" meta:character-count="1238"/>
  </office:meta>
</office:document-meta>
</file>